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Wrapper.getRedirec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EnvironmentWrapper( Environment env , String requestURI , String queryString , Logger logger , ComponentManager manager , boolean rawMode , String view , boolean wrap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vironmentWrapper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vironment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tryResetRespon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Wrapper.globalRedirect( boolean sessionmode , String new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Wrapper.EnvironmentWrapper( Environment env , String requestURI , String queryString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EnvironmentWrapper( Environment env , String requestURI , String queryString , Logger logger , boolean raw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EnvironmentWrapper( Environment env , ComponentManager manager , String uri , Logger logger , boolean wrapRespons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9">
            <text:p text:style-name="Table_20_Contents">29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EnvironmentWrapper.EnvironmentWrapper( Environment env , String requestURI , String queryString , Logger logger , ComponentManager manager , boolean rawMode , String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redirect( boolean sessionmode , String new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Wrapper.setURI( String prefix , String ur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vironmentWrapper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setOutputStream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get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vironmentWrapper.EnvironmentWrapper( Environment env , String requestURI , String queryString , Logger logger , ComponentManager manager , boolean raw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commi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Wrapper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setInternalRedirect( boolean fl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Wrapper.getOutputStream(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Wrapper.isInternal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Wrapper.init( Environment env , String requestURI , String queryString , Logger logger , ComponentManager manager , boolean rawMode , String view , boolean wrap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nvironmentWrapper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